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venir, sans-serif" svg:font-family="Avenir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2" style:parent-style-name="Standard" style:family="paragraph">
      <style:text-properties style:font-name="Liberation Sans" fo:font-weight="bold" style:font-weight-asian="bold" style:font-weight-complex="bold"/>
    </style:style>
    <style:style style:name="T3" style:parent-style-name="DefaultParagraphFont" style:family="text">
      <style:text-properties style:font-name="Liberation Sans" fo:font-style="italic" style:font-style-asian="italic" fo:color="#2B2B2B"/>
    </style:style>
    <style:style style:name="T4" style:parent-style-name="DefaultParagraphFont" style:family="text">
      <style:text-properties style:font-name="Liberation Sans" fo:font-weight="bold" style:font-weight-asian="bold" style:font-weight-complex="bold" fo:font-style="italic" style:font-style-asian="italic" fo:color="#2B2B2B"/>
    </style:style>
    <style:style style:name="P5" style:parent-style-name="Textbody" style:family="paragraph">
      <style:text-properties style:font-name="Liberation Sans" fo:font-weight="bold" style:font-weight-asian="bold" style:font-weight-complex="bold" fo:color="#2B2B2B"/>
    </style:style>
    <style:style style:name="P6" style:parent-style-name="Textbody" style:family="paragraph">
      <style:text-properties style:font-name="Liberation Sans" fo:font-style="italic" style:font-style-asian="italic" style:font-style-complex="italic" fo:color="#2B2B2B"/>
    </style:style>
    <style:style style:name="T7" style:parent-style-name="DefaultParagraphFont" style:family="text">
      <style:text-properties style:font-name="Liberation Sans" fo:color="#2B2B2B"/>
    </style:style>
    <style:style style:name="T8" style:parent-style-name="DefaultParagraphFont" style:family="text">
      <style:text-properties style:font-name="Liberation Sans" fo:color="#2B2B2B"/>
    </style:style>
    <style:style style:name="T9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Liberation Sans" fo:color="#2B2B2B"/>
    </style:style>
    <style:style style:name="T11" style:parent-style-name="DefaultParagraphFont" style:family="text">
      <style:text-properties style:font-name="Liberation Sans" fo:font-weight="bold" style:font-weight-asian="bold" style:font-weight-complex="bold" fo:color="#2B2B2B"/>
    </style:style>
    <style:style style:name="T12" style:parent-style-name="DefaultParagraphFont" style:family="text">
      <style:text-properties style:font-name="Liberation Sans" fo:color="#2B2B2B"/>
    </style:style>
    <style:style style:name="T13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Liberation Sans" fo:color="#2B2B2B"/>
    </style:style>
    <style:style style:name="P1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16" style:parent-style-name="Standard" style:family="paragraph">
      <style:text-properties style:font-name="Liberation Sans" fo:font-weight="bold" style:font-weight-asian="bold" style:font-weight-complex="bold"/>
    </style:style>
    <style:style style:name="P17" style:parent-style-name="Standard" style:family="paragraph">
      <style:text-properties style:font-name="Liberation Sans" fo:font-style="italic" style:font-style-asian="italic"/>
    </style:style>
    <style:style style:name="P18" style:parent-style-name="Standard" style:family="paragraph">
      <style:text-properties style:font-name="Liberation Sans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2B2B2B"/>
    </style:style>
    <style:style style:name="T20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2B2B2B"/>
    </style:style>
    <style:style style:name="P21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2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3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4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26" style:parent-style-name="Standard" style:family="paragraph">
      <style:text-properties style:font-name="Avenir, sans-serif" fo:font-weight="bold" style:font-weight-asian="bold" style:font-weight-complex="bold" fo:color="#2B2B2B"/>
    </style:style>
    <style:style style:name="P27" style:parent-style-name="Standard" style:family="paragraph">
      <style:text-properties style:font-name="Liberation Sans" style:font-weight-complex="bold" fo:font-style="italic" style:font-style-asian="italic" fo:color="#2B2B2B"/>
    </style:style>
    <style:style style:name="P28" style:parent-style-name="Standard" style:family="paragraph">
      <style:text-properties style:font-name="Liberation Sans" style:font-weight-complex="bold" fo:font-style="italic" style:font-style-asian="italic" fo:color="#2B2B2B"/>
    </style:style>
    <style:style style:name="P29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30" style:parent-style-name="Standard" style:family="paragraph">
      <style:text-properties style:font-name="Liberation Sans" style:font-weight-complex="bold" fo:color="#2B2B2B"/>
    </style:style>
    <style:style style:name="P31" style:parent-style-name="Standard" style:family="paragraph"/>
    <style:style style:name="T32" style:parent-style-name="DefaultParagraphFont" style:family="text">
      <style:text-properties style:font-name="Liberation Sans" style:font-weight-complex="bold" fo:color="#2B2B2B"/>
    </style:style>
    <style:style style:name="P33" style:parent-style-name="Standard" style:family="paragraph">
      <style:text-properties style:font-name="Liberation Sans" style:font-weight-complex="bold" fo:color="#2B2B2B"/>
    </style:style>
    <style:style style:name="P34" style:parent-style-name="Standard" style:family="paragraph">
      <style:text-properties style:font-name="Avenir, sans-serif" fo:font-weight="bold" style:font-weight-asian="bold" style:font-weight-complex="bold" fo:color="#2B2B2B"/>
    </style:style>
    <style:style style:name="P3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36" style:parent-style-name="Standard" style:family="paragraph">
      <style:text-properties style:font-name="Avenir, sans-serif" style:font-weight-complex="bold" fo:color="#2B2B2B"/>
    </style:style>
    <style:style style:name="T37" style:parent-style-name="DefaultParagraphFont" style:family="text">
      <style:text-properties style:font-name="Liberation Sans" style:font-weight-complex="bold" fo:color="#313131"/>
    </style:style>
    <style:style style:name="T38" style:parent-style-name="DefaultParagraphFont" style:family="text">
      <style:text-properties style:font-name="Liberation Sans" style:font-weight-complex="bold" fo:color="#313131"/>
    </style:style>
    <style:style style:name="T39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40" style:parent-style-name="DefaultParagraphFont" style:family="text">
      <style:text-properties style:font-name="Liberation Sans" style:font-weight-complex="bold" fo:color="#313131"/>
    </style:style>
    <style:style style:name="P41" style:parent-style-name="Standard" style:family="paragraph">
      <style:text-properties style:font-name="Liberation Sans" fo:font-weight="bold" style:font-weight-asian="bold" style:font-weight-complex="bold"/>
    </style:style>
    <style:style style:name="P42" style:parent-style-name="Standard" style:family="paragraph">
      <style:text-properties style:font-name="Liberation Sans" fo:font-weight="bold" style:font-weight-asian="bold" style:font-weight-complex="bold"/>
    </style:style>
    <style:style style:name="P43" style:parent-style-name="Standard" style:family="paragraph">
      <style:text-properties style:font-name="Liberation Sans" fo:font-weight="bold" style:font-weight-asian="bold" style:font-weight-complex="bold" fo:color="#313131"/>
    </style:style>
    <style:style style:name="P44" style:parent-style-name="Standard" style:family="paragraph"/>
    <style:style style:name="T45" style:parent-style-name="DefaultParagraphFont" style:family="text">
      <style:text-properties fo:color="#313131"/>
    </style:style>
    <style:style style:name="P46" style:parent-style-name="Standard" style:family="paragraph">
      <style:text-properties style:font-name="Liberation Sans" fo:color="#2B2B2B"/>
    </style:style>
    <style:style style:name="P47" style:parent-style-name="Standard" style:family="paragraph">
      <style:text-properties style:font-name="Liberation Sans" fo:color="#2B2B2B"/>
    </style:style>
    <style:style style:name="P48" style:parent-style-name="Standard" style:family="paragraph">
      <style:text-properties style:font-name="Liberation Sans" fo:color="#2B2B2B"/>
    </style:style>
    <style:style style:name="P49" style:parent-style-name="Standard" style:family="paragraph">
      <style:text-properties style:font-name="Liberation Sans" fo:color="#2B2B2B"/>
    </style:style>
    <style:style style:name="P50" style:parent-style-name="Standard" style:family="paragraph">
      <style:text-properties style:font-name="Liberation Sans" fo:color="#2B2B2B"/>
    </style:style>
    <style:style style:name="P51" style:parent-style-name="Standard" style:family="paragraph">
      <style:text-properties style:font-name="Liberation Sans" fo:color="#2B2B2B"/>
    </style:style>
    <style:style style:name="P5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53" style:parent-style-name="Standard" style:family="paragraph">
      <style:text-properties style:font-name="Liberation Sans" style:font-weight-complex="bold" fo:color="#2B2B2B"/>
    </style:style>
    <style:style style:name="T54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55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57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58" style:parent-style-name="DefaultParagraphFont" style:family="text">
      <style:text-properties style:font-name="Liberation Sans" fo:font-weight="bold" style:font-weight-asian="bold" style:font-weight-complex="bold" fo:color="#F79646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Liberation Sans" fo:font-weight="bold" style:font-weight-asian="bold" style:font-weight-complex="bold" fo:color="#313131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Liberation Sans" fo:font-weight="bold" style:font-weight-asian="bold" style:font-weight-complex="bold" fo:color="#313131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Liberation Sans" fo:font-weight="bold" style:font-weight-asian="bold" style:font-weight-complex="bold" fo:color="#313131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63" style:parent-style-name="Standard" style:family="paragraph">
      <style:text-properties style:font-name="Liberation Sans" style:font-weight-complex="bold" fo:color="#2B2B2B"/>
    </style:style>
    <style:style style:name="P64" style:parent-style-name="NormalWeb" style:family="paragraph">
      <style:paragraph-properties fo:margin-top="0in" fo:margin-bottom="0.2916in" fo:background-color="#FFFFFF"/>
    </style:style>
    <style:style style:name="T65" style:parent-style-name="DefaultParagraphFont" style:family="text">
      <style:text-properties style:font-name="Arial" style:font-name-complex="Arial" fo:font-weight="bold" style:font-weight-asian="bold" fo:color="#2B2B2B"/>
    </style:style>
    <style:style style:name="T66" style:parent-style-name="DefaultParagraphFont" style:family="text">
      <style:text-properties style:font-name="Arial" style:font-name-complex="Arial" fo:color="#2B2B2B"/>
    </style:style>
    <style:style style:name="P67" style:parent-style-name="NormalWeb" style:family="paragraph">
      <style:paragraph-properties fo:margin-top="0in" fo:margin-bottom="0.2916in" fo:background-color="#FFFFFF"/>
    </style:style>
    <style:style style:name="T68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69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70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71" style:parent-style-name="DefaultParagraphFont" style:family="text">
      <style:text-properties style:font-name="Liberation Sans" style:font-name-complex="Mangal" fo:font-style="italic" style:font-style-asian="italic" style:font-style-complex="italic" fo:color="#313131"/>
    </style:style>
    <style:style style:name="T72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3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4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5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6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7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8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9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80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81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82" style:parent-style-name="Emphasis" style:family="text">
      <style:text-properties style:font-name="Arial" style:font-name-complex="Arial" fo:color="#2B2B2B"/>
    </style:style>
    <style:style style:name="T83" style:parent-style-name="Emphasis" style:family="text">
      <style:text-properties style:font-name="Arial" style:font-name-complex="Arial" fo:color="#2B2B2B"/>
    </style:style>
    <style:style style:name="T84" style:parent-style-name="Emphasis" style:family="text">
      <style:text-properties style:font-name="Arial" style:font-name-complex="Arial" fo:color="#2B2B2B"/>
    </style:style>
    <style:style style:name="T85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86" style:parent-style-name="DefaultParagraphFont" style:family="text">
      <style:text-properties style:font-name="Arial" style:font-name-complex="Arial" fo:color="#2B2B2B" fo:background-color="#FFFFFF"/>
    </style:style>
    <style:style style:name="T87" style:parent-style-name="DefaultParagraphFont" style:family="text">
      <style:text-properties style:font-name="Arial" style:font-name-complex="Arial" fo:font-weight="bold" style:font-weight-asian="bold" fo:color="#2B2B2B" fo:background-color="#FFFFFF"/>
    </style:style>
    <style:style style:name="T88" style:parent-style-name="DefaultParagraphFont" style:family="text">
      <style:text-properties style:font-name="Arial" style:font-name-complex="Arial" fo:color="#2B2B2B" fo:background-color="#FFFFFF"/>
    </style:style>
    <style:style style:name="T89" style:parent-style-name="DefaultParagraphFont" style:family="text">
      <style:text-properties style:font-name="Arial" style:font-name-complex="Arial" fo:font-weight="bold" style:font-weight-asian="bold" fo:font-style="italic" style:font-style-asian="italic" fo:color="#F79646" fo:background-color="#FFFFFF"/>
    </style:style>
    <style:style style:name="T90" style:parent-style-name="DefaultParagraphFont" style:family="text">
      <style:text-properties style:font-name="Arial" style:font-name-complex="Arial" fo:font-weight="bold" style:font-weight-asian="bold" fo:font-style="italic" style:font-style-asian="italic" fo:color="#2B2B2B" fo:background-color="#FFFFFF"/>
    </style:style>
  </office:automatic-styles>
  <office:body>
    <office:text text:use-soft-page-breaks="true">
      <text:p text:style-name="P1">Q1</text:p>
      <text:p text:style-name="P2"/>
      <text:p text:style-name="Standard"><text:span text:style-name="T3">Theme: calories are important but they aren’t the<text:s/></text:span><text:span text:style-name="T4">whole picture.</text:span></text:p>
      <text:p text:style-name="P5">Answer to following an example.</text:p>
      <text:p text:style-name="P6">Say two people are told that they can eat whatever they want at lunch as long as<text:s/>it doesn’t exceed 500 calories. John grabs a slice of cheese pizza and two 100-calorie packs of cookies. Mike grabs a turkey sandwich on whole wheat bread with provolone cheese, lettuce, tomato, and mustard and an apple on the side.</text:p>
      <text:p text:style-name="Textbody"><text:span text:style-name="T7">John’s lunch is mostly<text:s/></text:span><text:span text:style-name="T8">just<text:s/></text:span><text:span text:style-name="T9">refined carbohydrate, fat, a little protein, and very little fiber</text:span><text:span text:style-name="T10"><text:s/></text:span><text:span text:style-name="T11">vs<text:s/></text:span><text:span text:style-name="T12">Mike’s lunch which had<text:s/></text:span><text:span text:style-name="T13">a balance of protein, complex carbohydrate, fat, and fiber</text:span><text:span text:style-name="T14">.</text:span></text:p>
      <text:p text:style-name="P15">Q2</text:p>
      <text:p text:style-name="P16"/>
      <text:p text:style-name="P17">Theme: choose the right ingredient</text:p>
      <text:p text:style-name="P18"/>
      <text:p text:style-name="Standard"><text:span text:style-name="T19">Which of the following X ingredients is a healthy way to<text:s/></text:span><text:span text:style-name="T20">add protein to your meal?</text:span></text:p>
      <text:list text:style-name="LFO1" text:continue-numbering="true">
        <text:list-item>
          <text:p text:style-name="P21">ingredient A</text:p>
        </text:list-item>
        <text:list-item>
          <text:p text:style-name="P22">ingredient B</text:p>
        </text:list-item>
        <text:list-item>
          <text:p text:style-name="P23">ingredient C</text:p>
        </text:list-item>
      </text:list>
      <text:p text:style-name="P24"/>
      <text:p text:style-name="P25">Q3</text:p>
      <text:p text:style-name="P26"/>
      <text:p text:style-name="P27">Based on research findings, the IARC recommends avoiding all forms of processed meats and limiting unprocessed meat intake to 3 to 4 ounce servings, no more than 3 times per week.</text:p>
      <text:p text:style-name="P28"/>
      <text:p text:style-name="P29">However, lean, unprocessed red meats can still be part of a healthy diet. Just make sure to limit intake to 3 to 4 ounce servings, no more than 3 times per week.</text:p>
      <text:list text:style-name="LFO2" text:continue-numbering="true">
        <text:list-item>
          <text:p text:style-name="P30">unprocessed red meats</text:p>
        </text:list-item>
        <text:list-item>
          <text:p text:style-name="P31"><text:span text:style-name="T32">pizza meat</text:span></text:p>
        </text:list-item>
        <text:list-item>
          <text:p text:style-name="P33">burger meat</text:p>
        </text:list-item>
      </text:list>
      <text:p text:style-name="P34"/>
      <text:p text:style-name="P35">Q4</text:p>
      <text:p text:style-name="P36"/>
      <text:p text:style-name="Standard"><text:span text:style-name="T37">Toxins that are produced in the body include</text:span><text:span text:style-name="T38"><text:s/>lactic acid, urea and waste products from microbes in the gut.<text:s/></text:span><text:span text:style-name="T39">External toxins may include pesticides</text:span><text:span text:style-name="T40">, mercury in seafood, lead from car exhaust and air pollution, chemicals in tobacco products and drugs or alcohol.</text:span></text:p>
      <text:p text:style-name="P41"/>
      <text:p text:style-name="P42">Which of the following is a toxin not produced in our bodies?</text:p>
      <text:list text:style-name="LFO2" text:continue-numbering="true">
        <text:list-item>
          <text:p text:style-name="P43">lactic acid</text:p>
        </text:list-item>
        <text:list-item>
          <text:p text:style-name="P44"><text:bookmark-start text:name="_GoBack1"/><text:bookmark-end text:name="_GoBack1"/><text:span text:style-name="T45">urea</text:span></text:p>
        </text:list-item>
        <text:list-item>
          <text:p text:style-name="P46">pesticide</text:p>
        </text:list-item>
      </text:list>
      <text:p text:style-name="P47"/>
      <text:p text:style-name="P48"/>
      <text:p text:style-name="P49"/>
      <text:p text:style-name="P50"/>
      <text:p text:style-name="P51"/>
      <text:p text:style-name="P52">Q5</text:p>
      <text:p text:style-name="P53"/>
      <text:p text:style-name="Standard"><text:span text:style-name="T54">If the amount of toxins to which a person is exposed exceeds<text:s/></text:span><text:span text:style-name="T55">his/her body's ability to excrete them</text:span><text:span text:style-name="T56">, the toxins may be stored in fat cells, soft tissue and</text:span><text:span text:style-name="T57"><text:s/>bone, negatively affecting health. This is the rationale behind the use of practices that support the body's own detoxification capabilities,<text:s/></text:span><text:span text:style-name="T58">but more research is needed</text:span><text:span text:style-name="T59">.</text:span></text:p>
      <text:p text:style-name="P60"/>
      <text:p text:style-name="P61"/>
      <text:p text:style-name="P62">Q6</text:p>
      <text:p text:style-name="P63"/>
      <text:p text:style-name="P64"><text:span text:style-name="T65">Processed Foods</text:span><text:span text:style-name="T66"><text:s/>and nutrition</text:span></text:p>
      <text:p text:style-name="P67"><text:span text:style-name="T68">Consider that product-A has the following ingredients list:<text:s/></text:span><text:span text:style-name="T69"><text:line-break/></text:span><text:span text:style-name="T70">[</text:span><text:span text:style-name="T71"> </text:span><text:span text:style-name="T72">Dates, Peanuts, Egg Whites, Cacao, Natural Chocolate Flavor, Natural Peanut Flavor, C</text:span><text:span text:style-name="T73">o</text:span><text:span text:style-name="T74">coa, Salt</text:span><text:span text:style-name="T75"><text:s/>]</text:span><text:span text:style-name="T76"><text:line-break/></text:span><text:span text:style-name="T77">W</text:span><text:span text:style-name="T78">hereas pro</text:span><text:span text:style-name="T79">duct-B has the following ingredients list:</text:span><text:span text:style-name="T80"><text:line-break/></text:span><text:span text:style-name="T81"><text:s/>[</text:span><text:span text:style-name="T82">Protein blend (soy protein isolate, whey protein, isolate, milk protein isolate, casein, calcium caseinate), Fructose, Peanut Bu</text:span><text:span text:style-name="T83">t</text:span><text:span text:style-name="T84">ter, Sugar, Corn Syrup, Water, Whey Protein Concentrate, Fractionated Palm Kernel and Palm Oil etc...<text:s/></text:span><text:span text:style-name="T85">]</text:span></text:p>
      <text:p text:style-name="Standard"><text:span text:style-name="T86">Both are processed foods and are nutritionally very similar, yet the shorted ingredients list is a good indication that<text:s/></text:span><text:span text:style-name="T87">product-A</text:span><text:span text:style-name="T88"><text:s/>it’s made with a mostly<text:s/></text:span><text:span text:style-name="T89">whole, more nutritious ingredients</text:span><text:span text:style-name="T9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venir, sans-serif" svg:font-family="Avenir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name="WW_CharLFO1LVL1" style:family="text">
      <style:text-properties style:font-name="Liberation Sans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an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bar</meta:initial-creator>
    <dc:creator>Pbar</dc:creator>
    <meta:creation-date>2017-10-20T23:40:00Z</meta:creation-date>
    <dc:date>2020-06-17T13:28:00Z</dc:date>
    <meta:template xlink:href="Normal.dotm" xlink:type="simple"/>
    <meta:editing-cycles>5</meta:editing-cycles>
    <meta:editing-duration>PT1740S</meta:editing-duration>
    <meta:document-statistic meta:page-count="2" meta:paragraph-count="5" meta:word-count="375" meta:character-count="2514" meta:row-count="17" meta:non-whitespace-character-count="2144"/>
  </office:meta>
</office:document-meta>
</file>